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3.1153in" table:align="left" fo:background-color="#f8f9fa">
        <style:background-image/>
      </style:table-properties>
    </style:style>
    <style:style style:name="Table1.A" style:family="table-column">
      <style:table-column-properties style:column-width="0.7667in"/>
    </style:style>
    <style:style style:name="Table1.B" style:family="table-column">
      <style:table-column-properties style:column-width="1.3431in"/>
    </style:style>
    <style:style style:name="Table1.C" style:family="table-column">
      <style:table-column-properties style:column-width="1.0056in"/>
    </style:style>
    <style:style style:name="Table1.A1" style:family="table-cell">
      <style:table-cell-properties style:vertical-align="middle" fo:background-color="#eaecf0" fo:padding="0.0194in" fo:border="none">
        <style:background-image/>
      </style:table-cell-properties>
    </style:style>
    <style:style style:name="Table1.C1" style:family="table-cell">
      <style:table-cell-properties style:vertical-align="middle" fo:background-color="#d6e1ec" fo:padding="0.0194in" fo:border="none">
        <style:background-image/>
      </style:table-cell-properties>
    </style:style>
    <style:style style:name="Table1.A2" style:family="table-cell">
      <style:table-cell-properties style:vertical-align="middle" fo:padding="0.0194in" fo:border="none"/>
    </style:style>
    <style:style style:name="Table1.B2" style:family="table-cell">
      <style:table-cell-properties style:vertical-align="middle" fo:padding="0.0194in" fo:border="none"/>
    </style:style>
    <style:style style:name="Table1.A3" style:family="table-cell">
      <style:table-cell-properties style:vertical-align="middle" fo:padding="0.0194in" fo:border="none"/>
    </style:style>
    <style:style style:name="Table1.B3" style:family="table-cell">
      <style:table-cell-properties style:vertical-align="middle" fo:padding="0.0194in" fo:border="none"/>
    </style:style>
    <style:style style:name="Table1.A4" style:family="table-cell">
      <style:table-cell-properties style:vertical-align="middle" fo:padding="0.0194in" fo:border="none"/>
    </style:style>
    <style:style style:name="Table1.B4" style:family="table-cell">
      <style:table-cell-properties style:vertical-align="middle" fo:padding="0.0194in" fo:border="none"/>
    </style:style>
    <style:style style:name="Table1.A5" style:family="table-cell">
      <style:table-cell-properties style:vertical-align="middle" fo:padding="0.0194in" fo:border="none"/>
    </style:style>
    <style:style style:name="Table1.B5" style:family="table-cell">
      <style:table-cell-properties style:vertical-align="middle" fo:padding="0.0194in" fo:border="none"/>
    </style:style>
    <style:style style:name="Table1.A6" style:family="table-cell">
      <style:table-cell-properties style:vertical-align="middle" fo:padding="0.0194in" fo:border="none"/>
    </style:style>
    <style:style style:name="Table1.B6" style:family="table-cell">
      <style:table-cell-properties style:vertical-align="middle" fo:padding="0.0194in" fo:border="none"/>
    </style:style>
    <style:style style:name="Table1.A7" style:family="table-cell">
      <style:table-cell-properties style:vertical-align="middle" fo:padding="0.0194in" fo:border="none"/>
    </style:style>
    <style:style style:name="Table1.B7" style:family="table-cell">
      <style:table-cell-properties style:vertical-align="middle" fo:padding="0.0194in" fo:border="none"/>
    </style:style>
    <style:style style:name="Table1.A8" style:family="table-cell">
      <style:table-cell-properties style:vertical-align="middle" fo:padding="0.0194in" fo:border="none"/>
    </style:style>
    <style:style style:name="Table1.B8" style:family="table-cell">
      <style:table-cell-properties style:vertical-align="middle" fo:padding="0.0194in" fo:border="none"/>
    </style:style>
    <style:style style:name="Table1.A9" style:family="table-cell">
      <style:table-cell-properties style:vertical-align="middle" fo:padding="0.0194in" fo:border="none"/>
    </style:style>
    <style:style style:name="Table1.B9" style:family="table-cell">
      <style:table-cell-properties style:vertical-align="middle" fo:padding="0.0194in" fo:border="none"/>
    </style:style>
    <style:style style:name="Table1.A10" style:family="table-cell">
      <style:table-cell-properties style:vertical-align="middle" fo:padding="0.0194in" fo:border="none"/>
    </style:style>
    <style:style style:name="Table1.B10" style:family="table-cell">
      <style:table-cell-properties style:vertical-align="middle" fo:padding="0.0194in" fo:border="none"/>
    </style:style>
    <style:style style:name="Table1.A11" style:family="table-cell">
      <style:table-cell-properties style:vertical-align="middle" fo:padding="0.0194in" fo:border="none"/>
    </style:style>
    <style:style style:name="Table1.B11" style:family="table-cell">
      <style:table-cell-properties style:vertical-align="middle" fo:padding="0.0194in" fo:border="none"/>
    </style:style>
    <style:style style:name="Table1.A12" style:family="table-cell">
      <style:table-cell-properties style:vertical-align="middle" fo:padding="0.0194in" fo:border="none"/>
    </style:style>
    <style:style style:name="Table1.B12" style:family="table-cell">
      <style:table-cell-properties style:vertical-align="middle" fo:padding="0.0194in" fo:border="none"/>
    </style:style>
    <style:style style:name="Table1.A13" style:family="table-cell">
      <style:table-cell-properties style:vertical-align="middle" fo:padding="0.0194in" fo:border="none"/>
    </style:style>
    <style:style style:name="Table1.B13" style:family="table-cell">
      <style:table-cell-properties style:vertical-align="middle" fo:padding="0.0194in" fo:border="none"/>
    </style:style>
    <style:style style:name="Table1.A14" style:family="table-cell">
      <style:table-cell-properties style:vertical-align="middle" fo:padding="0.0194in" fo:border="none"/>
    </style:style>
    <style:style style:name="Table1.B14" style:family="table-cell">
      <style:table-cell-properties style:vertical-align="middle" fo:padding="0.0194in" fo:border="none"/>
    </style:style>
    <style:style style:name="Table1.A15" style:family="table-cell">
      <style:table-cell-properties style:vertical-align="middle" fo:padding="0.0194in" fo:border="none"/>
    </style:style>
    <style:style style:name="Table1.B15" style:family="table-cell">
      <style:table-cell-properties style:vertical-align="middle" fo:padding="0.0194in" fo:border="none"/>
    </style:style>
    <style:style style:name="Table1.A16" style:family="table-cell">
      <style:table-cell-properties style:vertical-align="middle" fo:padding="0.0194in" fo:border="none"/>
    </style:style>
    <style:style style:name="Table1.B16" style:family="table-cell">
      <style:table-cell-properties style:vertical-align="middle" fo:padding="0.0194in" fo:border="none"/>
    </style:style>
    <style:style style:name="Table1.A17" style:family="table-cell">
      <style:table-cell-properties style:vertical-align="middle" fo:padding="0.0194in" fo:border="none"/>
    </style:style>
    <style:style style:name="Table1.B17" style:family="table-cell">
      <style:table-cell-properties style:vertical-align="middle" fo:padding="0.0194in" fo:border="none"/>
    </style:style>
    <style:style style:name="Table1.A18" style:family="table-cell">
      <style:table-cell-properties style:vertical-align="middle" fo:padding="0.0194in" fo:border="none"/>
    </style:style>
    <style:style style:name="Table1.B18" style:family="table-cell">
      <style:table-cell-properties style:vertical-align="middle" fo:padding="0.0194in" fo:border="none"/>
    </style:style>
    <style:style style:name="Table1.A19" style:family="table-cell">
      <style:table-cell-properties style:vertical-align="middle" fo:padding="0.0194in" fo:border="none"/>
    </style:style>
    <style:style style:name="Table1.B19" style:family="table-cell">
      <style:table-cell-properties style:vertical-align="middle" fo:padding="0.0194in" fo:border="none"/>
    </style:style>
    <style:style style:name="Table1.A20" style:family="table-cell">
      <style:table-cell-properties style:vertical-align="middle" fo:padding="0.0194in" fo:border="none"/>
    </style:style>
    <style:style style:name="Table1.B20" style:family="table-cell">
      <style:table-cell-properties style:vertical-align="middle" fo:padding="0.0194in" fo:border="none"/>
    </style:style>
    <style:style style:name="Table1.A21" style:family="table-cell">
      <style:table-cell-properties style:vertical-align="middle" fo:padding="0.0194in" fo:border="none"/>
    </style:style>
    <style:style style:name="Table1.B21" style:family="table-cell">
      <style:table-cell-properties style:vertical-align="middle" fo:padding="0.0194in" fo:border="none"/>
    </style:style>
    <style:style style:name="Table1.A22" style:family="table-cell">
      <style:table-cell-properties style:vertical-align="middle" fo:padding="0.0194in" fo:border="none"/>
    </style:style>
    <style:style style:name="Table1.B22" style:family="table-cell">
      <style:table-cell-properties style:vertical-align="middle" fo:padding="0.0194in" fo:border="none"/>
    </style:style>
    <style:style style:name="Table1.A23" style:family="table-cell">
      <style:table-cell-properties style:vertical-align="middle" fo:padding="0.0194in" fo:border="none"/>
    </style:style>
    <style:style style:name="Table1.B23" style:family="table-cell">
      <style:table-cell-properties style:vertical-align="middle" fo:padding="0.0194in" fo:border="none"/>
    </style:style>
    <style:style style:name="Table1.A24" style:family="table-cell">
      <style:table-cell-properties style:vertical-align="middle" fo:padding="0.0194in" fo:border="none"/>
    </style:style>
    <style:style style:name="Table1.B24" style:family="table-cell">
      <style:table-cell-properties style:vertical-align="middle" fo:padding="0.0194in" fo:border="none"/>
    </style:style>
    <style:style style:name="Table1.A25" style:family="table-cell">
      <style:table-cell-properties style:vertical-align="middle" fo:padding="0.0194in" fo:border="none"/>
    </style:style>
    <style:style style:name="Table1.B25" style:family="table-cell">
      <style:table-cell-properties style:vertical-align="middle" fo:padding="0.0194in" fo:border="none"/>
    </style:style>
    <style:style style:name="Table1.A26" style:family="table-cell">
      <style:table-cell-properties style:vertical-align="middle" fo:padding="0.0194in" fo:border="none"/>
    </style:style>
    <style:style style:name="Table1.B26" style:family="table-cell">
      <style:table-cell-properties style:vertical-align="middle" fo:padding="0.0194in" fo:border="none"/>
    </style:style>
    <style:style style:name="Table1.A27" style:family="table-cell">
      <style:table-cell-properties style:vertical-align="middle" fo:padding="0.0194in" fo:border="none"/>
    </style:style>
    <style:style style:name="Table1.B27" style:family="table-cell">
      <style:table-cell-properties style:vertical-align="middle" fo:padding="0.0194in" fo:border="none"/>
    </style:style>
    <style:style style:name="Table1.A28" style:family="table-cell">
      <style:table-cell-properties style:vertical-align="middle" fo:padding="0.0194in" fo:border="none"/>
    </style:style>
    <style:style style:name="Table1.B28" style:family="table-cell">
      <style:table-cell-properties style:vertical-align="middle" fo:padding="0.0194in" fo:border="none"/>
    </style:style>
    <style:style style:name="Table1.A29" style:family="table-cell">
      <style:table-cell-properties style:vertical-align="middle" fo:padding="0.0194in" fo:border="none"/>
    </style:style>
    <style:style style:name="Table1.B29" style:family="table-cell">
      <style:table-cell-properties style:vertical-align="middle" fo:padding="0.0194in" fo:border="none"/>
    </style:style>
    <style:style style:name="Table1.A30" style:family="table-cell">
      <style:table-cell-properties style:vertical-align="middle" fo:padding="0.0194in" fo:border="none"/>
    </style:style>
    <style:style style:name="Table1.B30" style:family="table-cell">
      <style:table-cell-properties style:vertical-align="middle" fo:padding="0.0194in" fo:border="none"/>
    </style:style>
    <style:style style:name="Table1.A31" style:family="table-cell">
      <style:table-cell-properties style:vertical-align="middle" fo:padding="0.0194in" fo:border="none"/>
    </style:style>
    <style:style style:name="Table1.B31" style:family="table-cell">
      <style:table-cell-properties style:vertical-align="middle" fo:padding="0.0194in" fo:border="none"/>
    </style:style>
    <style:style style:name="Table1.A32" style:family="table-cell">
      <style:table-cell-properties style:vertical-align="middle" fo:padding="0.0194in" fo:border="none"/>
    </style:style>
    <style:style style:name="Table1.B32" style:family="table-cell">
      <style:table-cell-properties style:vertical-align="middle" fo:padding="0.0194in" fo:border="none"/>
    </style:style>
    <style:style style:name="Table1.A33" style:family="table-cell">
      <style:table-cell-properties style:vertical-align="middle" fo:padding="0.0194in" fo:border="none"/>
    </style:style>
    <style:style style:name="Table1.B33" style:family="table-cell">
      <style:table-cell-properties style:vertical-align="middle" fo:padding="0.0194in" fo:border="none"/>
    </style:style>
    <style:style style:name="Table1.A34" style:family="table-cell">
      <style:table-cell-properties style:vertical-align="middle" fo:padding="0.0194in" fo:border="none"/>
    </style:style>
    <style:style style:name="Table1.B34" style:family="table-cell">
      <style:table-cell-properties style:vertical-align="middle" fo:padding="0.0194in" fo:border="none"/>
    </style:style>
    <style:style style:name="Table1.A35" style:family="table-cell">
      <style:table-cell-properties style:vertical-align="middle" fo:padding="0.0194in" fo:border="none"/>
    </style:style>
    <style:style style:name="Table1.B35" style:family="table-cell">
      <style:table-cell-properties style:vertical-align="middle" fo:padding="0.0194in" fo:border="none"/>
    </style:style>
    <style:style style:name="Table1.A36" style:family="table-cell">
      <style:table-cell-properties style:vertical-align="middle" fo:padding="0.0194in" fo:border="none"/>
    </style:style>
    <style:style style:name="Table1.B36" style:family="table-cell">
      <style:table-cell-properties style:vertical-align="middle" fo:padding="0.0194in" fo:border="none"/>
    </style:style>
    <style:style style:name="Table1.A37" style:family="table-cell">
      <style:table-cell-properties style:vertical-align="middle" fo:padding="0.0194in" fo:border="none"/>
    </style:style>
    <style:style style:name="Table1.B37" style:family="table-cell">
      <style:table-cell-properties style:vertical-align="middle" fo:padding="0.0194in" fo:border="none"/>
    </style:style>
    <style:style style:name="Table1.A38" style:family="table-cell">
      <style:table-cell-properties style:vertical-align="middle" fo:padding="0.0194in" fo:border="none"/>
    </style:style>
    <style:style style:name="Table1.B38" style:family="table-cell">
      <style:table-cell-properties style:vertical-align="middle" fo:padding="0.0194in" fo:border="none"/>
    </style:style>
    <style:style style:name="Table1.A39" style:family="table-cell">
      <style:table-cell-properties style:vertical-align="middle" fo:padding="0.0194in" fo:border="none"/>
    </style:style>
    <style:style style:name="Table1.B39" style:family="table-cell">
      <style:table-cell-properties style:vertical-align="middle" fo:padding="0.0194in" fo:border="none"/>
    </style:style>
    <style:style style:name="Table1.A40" style:family="table-cell">
      <style:table-cell-properties style:vertical-align="middle" fo:padding="0.0194in" fo:border="none"/>
    </style:style>
    <style:style style:name="Table1.B40" style:family="table-cell">
      <style:table-cell-properties style:vertical-align="middle" fo:padding="0.0194in" fo:border="none"/>
    </style:style>
    <style:style style:name="Table1.A41" style:family="table-cell">
      <style:table-cell-properties style:vertical-align="middle" fo:padding="0.0194in" fo:border="none"/>
    </style:style>
    <style:style style:name="Table1.B41" style:family="table-cell">
      <style:table-cell-properties style:vertical-align="middle" fo:padding="0.0194in" fo:border="none"/>
    </style:style>
    <style:style style:name="Table1.A42" style:family="table-cell">
      <style:table-cell-properties style:vertical-align="middle" fo:padding="0.0194in" fo:border="none"/>
    </style:style>
    <style:style style:name="Table1.B42" style:family="table-cell">
      <style:table-cell-properties style:vertical-align="middle" fo:padding="0.0194in" fo:border="none"/>
    </style:style>
    <style:style style:name="Table1.A43" style:family="table-cell">
      <style:table-cell-properties style:vertical-align="middle" fo:padding="0.0194in" fo:border="none"/>
    </style:style>
    <style:style style:name="Table1.B43" style:family="table-cell">
      <style:table-cell-properties style:vertical-align="middle" fo:padding="0.0194in" fo:border="none"/>
    </style:style>
    <style:style style:name="Table1.A44" style:family="table-cell">
      <style:table-cell-properties style:vertical-align="middle" fo:padding="0.0194in" fo:border="none"/>
    </style:style>
    <style:style style:name="Table1.B44" style:family="table-cell">
      <style:table-cell-properties style:vertical-align="middle" fo:padding="0.0194in" fo:border="none"/>
    </style:style>
    <style:style style:name="Table1.A45" style:family="table-cell">
      <style:table-cell-properties style:vertical-align="middle" fo:padding="0.0194in" fo:border="none"/>
    </style:style>
    <style:style style:name="Table1.B45" style:family="table-cell">
      <style:table-cell-properties style:vertical-align="middle" fo:padding="0.0194in" fo:border="none"/>
    </style:style>
    <style:style style:name="Table1.A46" style:family="table-cell">
      <style:table-cell-properties style:vertical-align="middle" fo:padding="0.0194in" fo:border="none"/>
    </style:style>
    <style:style style:name="Table1.B46" style:family="table-cell">
      <style:table-cell-properties style:vertical-align="middle" fo:padding="0.0194in" fo:border="none"/>
    </style:style>
    <style:style style:name="Table1.A47" style:family="table-cell">
      <style:table-cell-properties style:vertical-align="middle" fo:padding="0.0194in" fo:border="none"/>
    </style:style>
    <style:style style:name="Table1.B47" style:family="table-cell">
      <style:table-cell-properties style:vertical-align="middle" fo:padding="0.0194in" fo:border="none"/>
    </style:style>
    <style:style style:name="Table1.A48" style:family="table-cell">
      <style:table-cell-properties style:vertical-align="middle" fo:padding="0.0194in" fo:border="none"/>
    </style:style>
    <style:style style:name="Table1.B48" style:family="table-cell">
      <style:table-cell-properties style:vertical-align="middle" fo:padding="0.0194in" fo:border="none"/>
    </style:style>
    <style:style style:name="Table1.A49" style:family="table-cell">
      <style:table-cell-properties style:vertical-align="middle" fo:padding="0.0194in" fo:border="none"/>
    </style:style>
    <style:style style:name="Table1.B49" style:family="table-cell">
      <style:table-cell-properties style:vertical-align="middle" fo:padding="0.0194in" fo:border="none"/>
    </style:style>
    <style:style style:name="Table1.A50" style:family="table-cell">
      <style:table-cell-properties style:vertical-align="middle" fo:padding="0.0194in" fo:border="none"/>
    </style:style>
    <style:style style:name="Table1.B50" style:family="table-cell">
      <style:table-cell-properties style:vertical-align="middle" fo:padding="0.0194in" fo:border="none"/>
    </style:style>
    <style:style style:name="Table1.A51" style:family="table-cell">
      <style:table-cell-properties style:vertical-align="middle" fo:padding="0.0194in" fo:border="none"/>
    </style:style>
    <style:style style:name="Table1.B51" style:family="table-cell">
      <style:table-cell-properties style:vertical-align="middle" fo:padding="0.0194in" fo:border="none"/>
    </style:style>
    <style:style style:name="Table1.A52" style:family="table-cell">
      <style:table-cell-properties style:vertical-align="middle" fo:padding="0.0194in" fo:border="none"/>
    </style:style>
    <style:style style:name="Table1.B52" style:family="table-cell">
      <style:table-cell-properties style:vertical-align="middle" fo:padding="0.0194in" fo:border="none"/>
    </style:style>
    <style:style style:name="Table1.A53" style:family="table-cell">
      <style:table-cell-properties style:vertical-align="middle" fo:padding="0.0194in" fo:border="none"/>
    </style:style>
    <style:style style:name="Table1.B53" style:family="table-cell">
      <style:table-cell-properties style:vertical-align="middle" fo:padding="0.0194in" fo:border="none"/>
    </style:style>
    <style:style style:name="Table1.A54" style:family="table-cell">
      <style:table-cell-properties style:vertical-align="middle" fo:padding="0.0194in" fo:border="none"/>
    </style:style>
    <style:style style:name="Table1.B54" style:family="table-cell">
      <style:table-cell-properties style:vertical-align="middle" fo:padding="0.0194in" fo:border="none"/>
    </style:style>
    <style:style style:name="Table1.A55" style:family="table-cell">
      <style:table-cell-properties style:vertical-align="middle" fo:padding="0.0194in" fo:border="none"/>
    </style:style>
    <style:style style:name="Table1.B55" style:family="table-cell">
      <style:table-cell-properties style:vertical-align="middle" fo:padding="0.0194in" fo:border="none"/>
    </style:style>
    <style:style style:name="Table1.A56" style:family="table-cell">
      <style:table-cell-properties style:vertical-align="middle" fo:padding="0.0194in" fo:border="none"/>
    </style:style>
    <style:style style:name="Table1.B56" style:family="table-cell">
      <style:table-cell-properties style:vertical-align="middle" fo:padding="0.0194in" fo:border="none"/>
    </style:style>
    <style:style style:name="Table1.A57" style:family="table-cell">
      <style:table-cell-properties style:vertical-align="middle" fo:padding="0.0194in" fo:border="none"/>
    </style:style>
    <style:style style:name="Table1.B57" style:family="table-cell">
      <style:table-cell-properties style:vertical-align="middle" fo:padding="0.0194in" fo:border="none"/>
    </style:style>
    <style:style style:name="Table1.A58" style:family="table-cell">
      <style:table-cell-properties style:vertical-align="middle" fo:padding="0.0194in" fo:border="none"/>
    </style:style>
    <style:style style:name="Table1.B58" style:family="table-cell">
      <style:table-cell-properties style:vertical-align="middle" fo:padding="0.0194in" fo:border="none"/>
    </style:style>
    <style:style style:name="Table1.A59" style:family="table-cell">
      <style:table-cell-properties style:vertical-align="middle" fo:padding="0.0194in" fo:border="none"/>
    </style:style>
    <style:style style:name="Table1.B59" style:family="table-cell">
      <style:table-cell-properties style:vertical-align="middle" fo:padding="0.0194in" fo:border="none"/>
    </style:style>
    <style:style style:name="Table1.A60" style:family="table-cell">
      <style:table-cell-properties style:vertical-align="middle" fo:padding="0.0194in" fo:border="none"/>
    </style:style>
    <style:style style:name="Table1.B60" style:family="table-cell">
      <style:table-cell-properties style:vertical-align="middle" fo:padding="0.0194in" fo:border="none"/>
    </style:style>
    <style:style style:name="Table1.A61" style:family="table-cell">
      <style:table-cell-properties style:vertical-align="middle" fo:padding="0.0194in" fo:border="none"/>
    </style:style>
    <style:style style:name="Table1.B61" style:family="table-cell">
      <style:table-cell-properties style:vertical-align="middle" fo:padding="0.0194in" fo:border="none"/>
    </style:style>
    <style:style style:name="Table1.A62" style:family="table-cell">
      <style:table-cell-properties style:vertical-align="middle" fo:padding="0.0194in" fo:border="none"/>
    </style:style>
    <style:style style:name="Table1.B62" style:family="table-cell">
      <style:table-cell-properties style:vertical-align="middle" fo:padding="0.0194in" fo:border="none"/>
    </style:style>
    <style:style style:name="P1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>
        <style:tab-stops>
          <style:tab-stop style:position="0.3783in"/>
          <style:tab-stop style:position="1.1744in"/>
        </style:tab-stops>
      </style:paragraph-properties>
    </style:style>
    <style:style style:name="P5" style:family="paragraph" style:parent-style-name="Table_20_Contents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7" style:family="paragraph" style:parent-style-name="Table_20_Contents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8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  <style:text-properties style:font-name="Times New Roman1" fo:font-size="10pt" style:font-size-asian="10pt" style:font-size-complex="10pt"/>
    </style:style>
    <style:style style:name="P9" style:family="paragraph" style:parent-style-name="Table_20_Contents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0" style:family="paragraph" style:parent-style-name="Table_20_Contents">
      <style:paragraph-properties>
        <style:tab-stops>
          <style:tab-stop style:position="0.1654in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ext_20_body">
      <style:paragraph-properties>
        <style:tab-stops>
          <style:tab-stop style:position="0.3311in"/>
          <style:tab-stop style:position="1.1555in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0.4165in"/>
          <style:tab-stop style:position="1.2311in"/>
        </style:tab-stops>
      </style:paragraph-properties>
    </style:style>
    <style:style style:name="P14" style:family="paragraph" style:parent-style-name="Text_20_body">
      <style:paragraph-properties>
        <style:tab-stops>
          <style:tab-stop style:position="0.2937in"/>
          <style:tab-stop style:position="1.089in"/>
        </style:tab-stops>
      </style:paragraph-properties>
    </style:style>
    <style:style style:name="P15" style:family="paragraph" style:parent-style-name="Text_20_body">
      <style:paragraph-properties>
        <style:tab-stops>
          <style:tab-stop style:position="0.4638in"/>
          <style:tab-stop style:position="1.25in"/>
          <style:tab-stop style:position="1.7425in"/>
        </style:tab-stops>
      </style:paragraph-properties>
    </style:style>
    <style:style style:name="P16" style:family="paragraph" style:parent-style-name="Text_20_body">
      <style:text-properties fo:font-size="11pt" style:font-size-asian="11pt" style:font-size-complex="11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style:font-name="Helvetica LT Std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Helvetica LT Std" fo:font-weight="bold" style:font-weight-asian="bold" style:font-weight-complex="bold"/>
    </style:style>
    <style:style style:name="T3" style:family="text">
      <style:text-properties style:font-name="Helvetica LT Std" fo:font-weight="bold" style:font-weight-asian="bold" style:font-name-complex="Helvetica LT Std" style:font-weight-complex="bold"/>
    </style:style>
    <style:style style:name="T4" style:family="text">
      <style:text-properties style:font-name="Helvetica LT Std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Palatino Linotype" fo:font-weight="normal" style:font-weight-asian="normal" style:font-name-complex="Palatino Linotype" style:font-weight-complex="normal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8f9fa" fo:margin-left="0in" fo:margin-right="0in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urkish basic vocabulary</text:h>
      <text:section text:style-name="Sect1" text:name="mw-content-text"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1"/>
            </table:table-cell>
            <table:table-cell table:style-name="Table1.A1" office:value-type="string">
              <text:p text:style-name="Table_20_Heading">common meaning</text:p>
            </table:table-cell>
            <table:table-cell table:style-name="Table1.C1" office:value-type="string">
              <text:p text:style-name="Table_20_Heading">Turkish</text:p>
            </table:table-cell>
          </table:table-row>
          <table:table-row>
            <table:table-cell table:style-name="Table1.A62" table:number-rows-spanned="9" office:value-type="string">
              <text:p text:style-name="Table_20_Contents">People</text:p>
            </table:table-cell>
            <table:table-cell table:style-name="Table1.B62" office:value-type="string">
              <text:p text:style-name="Table_20_Contents">Father</text:p>
            </table:table-cell>
            <table:table-cell table:style-name="Table1.C1" office:value-type="string">
              <text:p text:style-name="Table_20_Contents">Ata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Mother</text:p>
            </table:table-cell>
            <table:table-cell table:style-name="Table1.C1" office:value-type="string">
              <text:p text:style-name="Table_20_Contents">Anne/Ana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ound</text:p>
            </table:table-cell>
            <table:table-cell table:style-name="Table1.C1" office:value-type="string">
              <text:p text:style-name="Table_20_Contents">Avaz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on</text:p>
            </table:table-cell>
            <table:table-cell table:style-name="Table1.C1" office:value-type="string">
              <text:p text:style-name="Table_20_Contents">Oğu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Man</text:p>
            </table:table-cell>
            <table:table-cell table:style-name="Table1.C1" office:value-type="string">
              <text:p text:style-name="Table_20_Contents">Er(kek)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Girl</text:p>
            </table:table-cell>
            <table:table-cell table:style-name="Table1.C1" office:value-type="string">
              <text:p text:style-name="Table_20_Contents">Kız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Person</text:p>
            </table:table-cell>
            <table:table-cell table:style-name="Table1.C1" office:value-type="string">
              <text:p text:style-name="Table_20_Contents">Kişi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Bride</text:p>
            </table:table-cell>
            <table:table-cell table:style-name="Table1.C1" office:value-type="string">
              <text:p text:style-name="Table_20_Contents">Geli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Mother-in-law</text:p>
            </table:table-cell>
            <table:table-cell table:style-name="Table1.C1" office:value-type="string">
              <text:p text:style-name="Table_20_Contents">Kaynana</text:p>
            </table:table-cell>
          </table:table-row>
          <table:table-row>
            <table:table-cell table:style-name="Table1.A62" table:number-rows-spanned="16" office:value-type="string">
              <text:p text:style-name="Table_20_Contents">Body parts</text:p>
            </table:table-cell>
            <table:table-cell table:style-name="Table1.B62" office:value-type="string">
              <text:p text:style-name="Table_20_Contents">Heart</text:p>
            </table:table-cell>
            <table:table-cell table:style-name="Table1.C1" office:value-type="string">
              <text:p text:style-name="Table_20_Contents">Yüre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Blood</text:p>
            </table:table-cell>
            <table:table-cell table:style-name="Table1.C1" office:value-type="string">
              <text:p text:style-name="Table_20_Contents">Ka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Head</text:p>
            </table:table-cell>
            <table:table-cell table:style-name="Table1.C1" office:value-type="string">
              <text:p text:style-name="Table_20_Contents">Baş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Hair</text:p>
            </table:table-cell>
            <table:table-cell table:style-name="Table1.C1" office:value-type="string">
              <text:p text:style-name="Table_20_Contents">Kı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Eye</text:p>
            </table:table-cell>
            <table:table-cell table:style-name="Table1.C1" office:value-type="string">
              <text:p text:style-name="Table_20_Contents">Göz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Eyelash</text:p>
            </table:table-cell>
            <table:table-cell table:style-name="Table1.C1" office:value-type="string">
              <text:p text:style-name="Table_20_Contents">Kirpi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Ear</text:p>
            </table:table-cell>
            <table:table-cell table:style-name="Table1.C1" office:value-type="string">
              <text:p text:style-name="Table_20_Contents">Kul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Nose</text:p>
            </table:table-cell>
            <table:table-cell table:style-name="Table1.C1" office:value-type="string">
              <text:p text:style-name="Table_20_Contents">Buru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Arm</text:p>
            </table:table-cell>
            <table:table-cell table:style-name="Table1.C1" office:value-type="string">
              <text:p text:style-name="Table_20_Contents">Ko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Hand</text:p>
            </table:table-cell>
            <table:table-cell table:style-name="Table1.C1" office:value-type="string">
              <text:p text:style-name="Table_20_Contents">E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inger</text:p>
            </table:table-cell>
            <table:table-cell table:style-name="Table1.C1" office:value-type="string">
              <text:p text:style-name="Table_20_Contents">Parm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ingernail</text:p>
            </table:table-cell>
            <table:table-cell table:style-name="Table1.C1" office:value-type="string">
              <text:p text:style-name="Table_20_Contents">Tırn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Knee</text:p>
            </table:table-cell>
            <table:table-cell table:style-name="Table1.C1" office:value-type="string">
              <text:p text:style-name="Table_20_Contents">Diz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Calf</text:p>
            </table:table-cell>
            <table:table-cell table:style-name="Table1.C1" office:value-type="string">
              <text:p text:style-name="Table_20_Contents">Baldır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oot</text:p>
            </table:table-cell>
            <table:table-cell table:style-name="Table1.C1" office:value-type="string">
              <text:p text:style-name="Table_20_Contents">Ay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Belly</text:p>
            </table:table-cell>
            <table:table-cell table:style-name="Table1.C1" office:value-type="string">
              <text:p text:style-name="Table_20_Contents">Karın</text:p>
            </table:table-cell>
          </table:table-row>
          <table:table-row>
            <table:table-cell table:style-name="Table1.A62" table:number-rows-spanned="5" office:value-type="string">
              <text:p text:style-name="Table_20_Contents">Animals</text:p>
            </table:table-cell>
            <table:table-cell table:style-name="Table1.B62" office:value-type="string">
              <text:p text:style-name="Table_20_Contents">Horse</text:p>
            </table:table-cell>
            <table:table-cell table:style-name="Table1.C1" office:value-type="string">
              <text:p text:style-name="Table_20_Contents">At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Cattle</text:p>
            </table:table-cell>
            <table:table-cell table:style-name="Table1.C1" office:value-type="string">
              <text:p text:style-name="Table_20_Contents">Sığır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Dog</text:p>
            </table:table-cell>
            <table:table-cell table:style-name="Table1.C1" office:value-type="string">
              <text:p text:style-name="Table_20_Contents">İt/Köpe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ish</text:p>
            </table:table-cell>
            <table:table-cell table:style-name="Table1.C1" office:value-type="string">
              <text:p text:style-name="Table_20_Contents">Balı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Louse</text:p>
            </table:table-cell>
            <table:table-cell table:style-name="Table1.C1" office:value-type="string">
              <text:p text:style-name="Table_20_Contents">Bit</text:p>
            </table:table-cell>
          </table:table-row>
          <table:table-row>
            <table:table-cell table:style-name="Table1.A62" table:number-rows-spanned="18" office:value-type="string">
              <text:p text:style-name="Table_20_Contents">Other nouns</text:p>
            </table:table-cell>
            <table:table-cell table:style-name="Table1.B62" office:value-type="string">
              <text:p text:style-name="Table_20_Contents">House</text:p>
            </table:table-cell>
            <table:table-cell table:style-name="Table1.C1" office:value-type="string">
              <text:p text:style-name="Table_20_Contents">Ev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Tent</text:p>
            </table:table-cell>
            <table:table-cell table:style-name="Table1.C1" office:value-type="string">
              <text:p text:style-name="Table_20_Contents">Otağ/Çadır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Way</text:p>
            </table:table-cell>
            <table:table-cell table:style-name="Table1.C1" office:value-type="string">
              <text:p text:style-name="Table_20_Contents">Yo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Bridge</text:p>
            </table:table-cell>
            <table:table-cell table:style-name="Table1.C1" office:value-type="string">
              <text:p text:style-name="Table_20_Contents">Köprü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Arrow</text:p>
            </table:table-cell>
            <table:table-cell table:style-name="Table1.C1" office:value-type="string">
              <text:p text:style-name="Table_20_Contents">O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ire</text:p>
            </table:table-cell>
            <table:table-cell table:style-name="Table1.C1" office:value-type="string">
              <text:p text:style-name="Table_20_Contents">Od/Ateş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Ash</text:p>
            </table:table-cell>
            <table:table-cell table:style-name="Table1.C1" office:value-type="string">
              <text:p text:style-name="Table_20_Contents">Kü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Water</text:p>
            </table:table-cell>
            <table:table-cell table:style-name="Table1.C1" office:value-type="string">
              <text:p text:style-name="Table_20_Contents">Su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hip, boat</text:p>
            </table:table-cell>
            <table:table-cell table:style-name="Table1.C1" office:value-type="string">
              <text:p text:style-name="Table_20_Contents">Gemi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Lake</text:p>
            </table:table-cell>
            <table:table-cell table:style-name="Table1.C1" office:value-type="string">
              <text:p text:style-name="Table_20_Contents">Göl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un/Day</text:p>
            </table:table-cell>
            <table:table-cell table:style-name="Table1.C1" office:value-type="string">
              <text:p text:style-name="Table_20_Contents">Gün(eş)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Cloud</text:p>
            </table:table-cell>
            <table:table-cell table:style-name="Table1.C1" office:value-type="string">
              <text:p text:style-name="Table_20_Contents">Bulut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tar</text:p>
            </table:table-cell>
            <table:table-cell table:style-name="Table1.C1" office:value-type="string">
              <text:p text:style-name="Table_20_Contents">Yıldız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Earth</text:p>
            </table:table-cell>
            <table:table-cell table:style-name="Table1.C1" office:value-type="string">
              <text:p text:style-name="Table_20_Contents">Topr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Hilltop</text:p>
            </table:table-cell>
            <table:table-cell table:style-name="Table1.C1" office:value-type="string">
              <text:p text:style-name="Table_20_Contents">Tepe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Tree/Wood</text:p>
            </table:table-cell>
            <table:table-cell table:style-name="Table1.C1" office:value-type="string">
              <text:p text:style-name="Table_20_Contents">Ağaç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God (Tengri)</text:p>
            </table:table-cell>
            <table:table-cell table:style-name="Table1.C1" office:value-type="string">
              <text:p text:style-name="Table_20_Contents">Tanrı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Sky, Blue</text:p>
            </table:table-cell>
            <table:table-cell table:style-name="Table1.C1" office:value-type="string">
              <text:p text:style-name="Table_20_Contents">Gök</text:p>
            </table:table-cell>
          </table:table-row>
          <table:table-row>
            <table:table-cell table:style-name="Table1.A62" table:number-rows-spanned="7" office:value-type="string">
              <text:p text:style-name="Table_20_Contents">Adjectives</text:p>
            </table:table-cell>
            <table:table-cell table:style-name="Table1.B62" office:value-type="string">
              <text:p text:style-name="Table_20_Contents">Long</text:p>
            </table:table-cell>
            <table:table-cell table:style-name="Table1.C1" office:value-type="string">
              <text:p text:style-name="Table_20_Contents">Uzu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New</text:p>
            </table:table-cell>
            <table:table-cell table:style-name="Table1.C1" office:value-type="string">
              <text:p text:style-name="Table_20_Contents">Yeni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at</text:p>
            </table:table-cell>
            <table:table-cell table:style-name="Table1.C1" office:value-type="string">
              <text:p text:style-name="Table_20_Contents">Semiz/Şişma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Full</text:p>
            </table:table-cell>
            <table:table-cell table:style-name="Table1.C1" office:value-type="string">
              <text:p text:style-name="Table_20_Contents">Dolu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White</text:p>
            </table:table-cell>
            <table:table-cell table:style-name="Table1.C1" office:value-type="string">
              <text:p text:style-name="Table_20_Contents">Ak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Black</text:p>
            </table:table-cell>
            <table:table-cell table:style-name="Table1.C1" office:value-type="string">
              <text:p text:style-name="Table_20_Contents">Kara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Red</text:p>
            </table:table-cell>
            <table:table-cell table:style-name="Table1.C1" office:value-type="string">
              <text:p text:style-name="Table_20_Contents">Kızıl</text:p>
            </table:table-cell>
          </table:table-row>
          <table:table-row>
            <table:table-cell table:style-name="Table1.A62" table:number-rows-spanned="6" office:value-type="string">
              <text:p text:style-name="Table_20_Contents">Numbers</text:p>
            </table:table-cell>
            <table:table-cell table:style-name="Table1.B62" office:value-type="string">
              <text:p text:style-name="Table_20_Contents">1</text:p>
            </table:table-cell>
            <table:table-cell table:style-name="Table1.C1" office:value-type="string">
              <text:p text:style-name="Table_20_Contents">Bir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2</text:p>
            </table:table-cell>
            <table:table-cell table:style-name="Table1.C1" office:value-type="string">
              <text:p text:style-name="Table_20_Contents">İki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4</text:p>
            </table:table-cell>
            <table:table-cell table:style-name="Table1.C1" office:value-type="string">
              <text:p text:style-name="Table_20_Contents">Dört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7</text:p>
            </table:table-cell>
            <table:table-cell table:style-name="Table1.C1" office:value-type="string">
              <text:p text:style-name="Table_20_Contents">Yedi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10</text:p>
            </table:table-cell>
            <table:table-cell table:style-name="Table1.C1" office:value-type="string">
              <text:p text:style-name="Table_20_Contents">On</text:p>
            </table:table-cell>
          </table:table-row>
          <table:table-row>
            <table:covered-table-cell/>
            <table:table-cell table:style-name="Table1.B62" office:value-type="string">
              <text:p text:style-name="Table_20_Contents">100</text:p>
            </table:table-cell>
            <table:table-cell table:style-name="Table1.C1" office:value-type="string">
              <text:p text:style-name="Table_20_Contents">Yüz</text:p>
            </table:table-cell>
          </table:table-row>
        </table:table>
      </text:section>
      <text:section text:style-name="Sect2" text:name="catlinks">
        <text:p text:style-name="Standard"/>
        <text:h text:style-name="P17" text:outline-level="1">Turkish Swadesh list</text:h>
        <text:p text:style-name="P4">1 <text:span text:style-name="T1">я </text:span><text:span text:style-name="T2">ben</text:span></text:p>
        <text:p text:style-name="P4">2 <text:span text:style-name="T1">ты </text:span><text:span text:style-name="T2">sen</text:span></text:p>
        <text:p text:style-name="P4">3 <text:span text:style-name="T1">он, оно, она </text:span><text:span text:style-name="T2">o</text:span></text:p>
        <text:p text:style-name="P4">4 <text:span text:style-name="T1">мы </text:span><text:span text:style-name="T2">biz</text:span></text:p>
        <text:p text:style-name="P4">5 <text:span text:style-name="T1">вы </text:span><text:span text:style-name="T2">siz</text:span></text:p>
        <text:p text:style-name="P4">6 <text:span text:style-name="T1">они </text:span><text:span text:style-name="T2">onlar</text:span></text:p>
        <text:p text:style-name="P4">7 <text:span text:style-name="T1">этот </text:span><text:span text:style-name="T2">bu</text:span></text:p>
        <text:p text:style-name="P4">8 <text:span text:style-name="T1">тот </text:span><text:span text:style-name="T2">şu, o</text:span></text:p>
        <text:p text:style-name="P4">9 <text:span text:style-name="T1">здесь </text:span><text:span text:style-name="T2">burada</text:span></text:p>
        <text:p text:style-name="P4">10 <text:span text:style-name="T1">там </text:span><text:span text:style-name="T2">orada</text:span></text:p>
        <text:p text:style-name="P4">11 <text:span text:style-name="T1">кто </text:span><text:span text:style-name="T2">kim</text:span></text:p>
        <text:p text:style-name="P4">12 <text:span text:style-name="T1">что </text:span><text:span text:style-name="T2">ne</text:span></text:p>
        <text:p text:style-name="P4">13 <text:span text:style-name="T1">где </text:span><text:span text:style-name="T2">nerede</text:span></text:p>
        <text:p text:style-name="P4">14 <text:span text:style-name="T1">когда </text:span><text:span text:style-name="T2">ne zaman</text:span></text:p>
        <text:p text:style-name="P4">15 <text:span text:style-name="T1">как </text:span><text:span text:style-name="T2">nasıl</text:span></text:p>
        <text:p text:style-name="P4">16 <text:span text:style-name="T1">не </text:span><text:span text:style-name="T2">değil</text:span></text:p>
        <text:p text:style-name="P4">17 <text:span text:style-name="T1">всё </text:span><text:span text:style-name="T2">tümü, hepsi, her şey; bütün (весь, целый)</text:span></text:p>
        <text:p text:style-name="P4">18 <text:span text:style-name="T1">много </text:span><text:span text:style-name="T2">çok</text:span></text:p>
        <text:p text:style-name="P4">19 <text:span text:style-name="T1">несколько </text:span><text:span text:style-name="T2">birkaç, bazı</text:span></text:p>
        <text:p text:style-name="P4">20 <text:span text:style-name="T1">мало </text:span><text:span text:style-name="T2">az</text:span></text:p>
        <text:p text:style-name="P4">21 <text:span text:style-name="T1">другой </text:span><text:span text:style-name="T2">diğer, başka</text:span></text:p>
        <text:p text:style-name="P4">22 <text:span text:style-name="T1">один </text:span><text:span text:style-name="T2">bir</text:span></text:p>
        <text:p text:style-name="P4">23 <text:span text:style-name="T1">два </text:span><text:span text:style-name="T2">iki</text:span></text:p>
        <text:p text:style-name="P4">24 <text:span text:style-name="T1">три </text:span><text:span text:style-name="T2">üç</text:span></text:p>
        <text:p text:style-name="P4">25 <text:span text:style-name="T1">четыре </text:span><text:span text:style-name="T2">dört</text:span></text:p>
        <text:p text:style-name="P4">26 <text:span text:style-name="T1">пять </text:span><text:span text:style-name="T2">beş</text:span></text:p>
        <text:p text:style-name="P4">27 <text:span text:style-name="T1">большой </text:span><text:span text:style-name="T2">büyük</text:span></text:p>
        <text:p text:style-name="P4">28 <text:span text:style-name="T1">длинный </text:span><text:span text:style-name="T2">uzun</text:span></text:p>
        <text:p text:style-name="P4">29 <text:span text:style-name="T1">широкий </text:span><text:span text:style-name="T2">geniş, enli</text:span></text:p>
        <text:p text:style-name="P4">30 <text:span text:style-name="T1">толстый </text:span><text:span text:style-name="T2">kalın</text:span></text:p>
        <text:p text:style-name="P4">31 <text:span text:style-name="T1">тяжелый </text:span><text:span text:style-name="T2">ağır</text:span></text:p>
        <text:p text:style-name="P4">32 <text:span text:style-name="T1">маленький </text:span><text:span text:style-name="T2">küçük</text:span></text:p>
        <text:p text:style-name="P4">33 <text:span text:style-name="T1">короткий </text:span><text:span text:style-name="T2">kısa</text:span></text:p>
        <text:p text:style-name="P4">34 <text:span text:style-name="T1">узкий </text:span><text:span text:style-name="T2">dar</text:span></text:p>
        <text:p text:style-name="P4">35 <text:span text:style-name="T1">тонкий </text:span><text:span text:style-name="T2">ince</text:span></text:p>
        <text:p text:style-name="P4">36 <text:span text:style-name="T1">женщина </text:span><text:span text:style-name="T2">kadın</text:span></text:p>
        <text:p text:style-name="P4">37 <text:span text:style-name="T1">мужчина </text:span><text:span text:style-name="T2">adam, erkek</text:span></text:p>
        <text:p text:style-name="P4">38 <text:span text:style-name="T1">человек </text:span><text:span text:style-name="T2">insan, kişi</text:span></text:p>
        <text:p text:style-name="P4">39 <text:span text:style-name="T1">ребёнок </text:span><text:span text:style-name="T2">çocuk, bala (диал.)</text:span></text:p>
        <text:p text:style-name="P4">40 <text:span text:style-name="T1">жена </text:span><text:span text:style-name="T2">eş, karı</text:span></text:p>
        <text:p text:style-name="P4">41 <text:span text:style-name="T1">муж </text:span><text:span text:style-name="T2">koca</text:span></text:p>
        <text:p text:style-name="P4">42 <text:span text:style-name="T1">мать </text:span><text:span text:style-name="T2">anne, ana</text:span></text:p>
        <text:p text:style-name="P4">43 <text:span text:style-name="T1">отец </text:span><text:span text:style-name="T2">baba, ata</text:span></text:p>
        <text:p text:style-name="P4">44 <text:span text:style-name="T1">животное </text:span><text:span text:style-name="T2">hayvan</text:span></text:p>
        <text:p text:style-name="P4">45 <text:span text:style-name="T1">рыба </text:span><text:span text:style-name="T2">balık</text:span></text:p>
        <text:p text:style-name="P4">46 <text:span text:style-name="T1">птица </text:span><text:span text:style-name="T2">kuş</text:span></text:p>
        <text:p text:style-name="P4">47 <text:span text:style-name="T1">собака </text:span><text:span text:style-name="T2">köpek, it</text:span></text:p>
        <text:p text:style-name="P4">48 <text:span text:style-name="T1">вошь </text:span><text:span text:style-name="T2">bit</text:span></text:p>
        <text:p text:style-name="P4">49 <text:span text:style-name="T1">змея </text:span><text:span text:style-name="T2">yılan</text:span></text:p>
        <text:p text:style-name="P4">50 <text:span text:style-name="T1">червь </text:span><text:span text:style-name="T2">solucan, kurt</text:span></text:p>
        <text:p text:style-name="P4">51 <text:span text:style-name="T1">дерево </text:span><text:span text:style-name="T2">ağaç (растение), ahşap (материал)</text:span></text:p>
        <text:p text:style-name="P4">52 <text:span text:style-name="T1">лес </text:span><text:span text:style-name="T2">orman</text:span></text:p>
        <text:p text:style-name="P4">53 <text:span text:style-name="T1">палка </text:span><text:span text:style-name="T2">sopa, çubuk</text:span></text:p>
        <text:p text:style-name="P4">54 <text:span text:style-name="T1">плод </text:span><text:span text:style-name="T2">meyve, yemiş (ягода)</text:span></text:p>
        <text:p text:style-name="P4">55 <text:span text:style-name="T1">семя </text:span><text:span text:style-name="T2">tohum</text:span></text:p>
        <text:p text:style-name="P4">56 <text:span text:style-name="T1">лист </text:span><text:span text:style-name="T2">yaprak</text:span></text:p>
        <text:p text:style-name="P4">57 <text:span text:style-name="T1">корень </text:span><text:span text:style-name="T2">kök</text:span></text:p>
        <text:p text:style-name="P4">58 <text:span text:style-name="T1">кора </text:span><text:span text:style-name="T2">kabuk</text:span></text:p>
        <text:p text:style-name="P4">59 <text:span text:style-name="T1">цветок </text:span><text:span text:style-name="T2">çiçek</text:span></text:p>
        <text:p text:style-name="P4">60 <text:span text:style-name="T1">трава </text:span><text:span text:style-name="T2">ot, çimen</text:span></text:p>
        <text:p text:style-name="P4">61 <text:span text:style-name="T1">верёвка </text:span><text:span text:style-name="T2">ip, halat (канат)</text:span></text:p>
        <text:p text:style-name="P4">62 <text:span text:style-name="T1">кожа </text:span><text:span text:style-name="T2">deri, cilt</text:span></text:p>
        <text:p text:style-name="P4">63 <text:span text:style-name="T1">мясо </text:span><text:span text:style-name="T2">et</text:span></text:p>
        <text:p text:style-name="P4">64 <text:span text:style-name="T1">кровь </text:span><text:span text:style-name="T2">kan</text:span></text:p>
        <text:p text:style-name="P4">65 <text:span text:style-name="T1">кость </text:span><text:span text:style-name="T2">kemik</text:span></text:p>
        <text:p text:style-name="P4">66 <text:span text:style-name="T1">жир </text:span><text:span text:style-name="T2">yağ</text:span></text:p>
        <text:p text:style-name="P4">67 <text:span text:style-name="T1">яйцо </text:span><text:span text:style-name="T2">yumurta</text:span></text:p>
        <text:p text:style-name="P4">68 <text:span text:style-name="T1">рог </text:span><text:span text:style-name="T2">boynuz</text:span></text:p>
        <text:p text:style-name="P4">69 <text:span text:style-name="T1">хвост </text:span><text:span text:style-name="T2">kuyruk</text:span></text:p>
        <text:p text:style-name="P4">70 <text:span text:style-name="T1">перо </text:span><text:span text:style-name="T2">tüy</text:span></text:p>
        <text:p text:style-name="P4">71 <text:span text:style-name="T1">волос </text:span><text:span text:style-name="T2">saç, kıl (волосок, щетинка)</text:span></text:p>
        <text:p text:style-name="P4">72 <text:span text:style-name="T1">голова </text:span><text:span text:style-name="T2">baş, kafa</text:span></text:p>
        <text:p text:style-name="P4">73 <text:span text:style-name="T1">ухо </text:span><text:span text:style-name="T2">kulak</text:span></text:p>
        <text:p text:style-name="P4">74 <text:span text:style-name="T1">глаз </text:span><text:span text:style-name="T2">göz</text:span></text:p>
        <text:p text:style-name="P4">75 <text:span text:style-name="T1">нос </text:span><text:span text:style-name="T2">burun</text:span></text:p>
        <text:p text:style-name="P4">76 <text:span text:style-name="T1">рот </text:span><text:span text:style-name="T2">ağız</text:span></text:p>
        <text:p text:style-name="P4">77 <text:span text:style-name="T1">зуб </text:span><text:span text:style-name="T2">diş</text:span></text:p>
        <text:p text:style-name="P4">78 <text:span text:style-name="T1">язык </text:span><text:span text:style-name="T2">dil</text:span></text:p>
        <text:p text:style-name="P4">79 <text:span text:style-name="T1">ноготь </text:span><text:span text:style-name="T2">tırnak</text:span></text:p>
        <text:p text:style-name="P4">80 <text:span text:style-name="T1">стопа </text:span><text:span text:style-name="T2">ayak</text:span></text:p>
        <text:p text:style-name="P4">81 <text:span text:style-name="T1">нога </text:span><text:span text:style-name="T2">bacak</text:span></text:p>
        <text:p text:style-name="P4">82 <text:span text:style-name="T1">колено </text:span><text:span text:style-name="T2">diz</text:span></text:p>
        <text:p text:style-name="P4">83 <text:span text:style-name="T1">рука </text:span><text:span text:style-name="T2">el (ладонь), kol (целиком)</text:span></text:p>
        <text:p text:style-name="P4">84 <text:span text:style-name="T1">крыло </text:span><text:span text:style-name="T2">kanat</text:span></text:p>
        <text:p text:style-name="P4">85 <text:span text:style-name="T1">живот </text:span><text:span text:style-name="T2">karın</text:span></text:p>
        <text:p text:style-name="P4">86 <text:span text:style-name="T1">кишки </text:span><text:span text:style-name="T2">bağırsak</text:span></text:p>
        <text:p text:style-name="P4">87 <text:span text:style-name="T1">шея </text:span><text:span text:style-name="T2">boyun</text:span></text:p>
        <text:p text:style-name="P4">88 <text:span text:style-name="T1">спина </text:span><text:span text:style-name="T2">sırt, arka</text:span></text:p>
        <text:p text:style-name="P4">89 <text:span text:style-name="T1">грудь </text:span><text:span text:style-name="T2">göğüs</text:span></text:p>
        <text:p text:style-name="P4">90 <text:span text:style-name="T1">сердце </text:span><text:span text:style-name="T2">yürek, kalp</text:span></text:p>
        <text:p text:style-name="P4">91 <text:span text:style-name="T1">печень </text:span><text:span text:style-name="T2">karaciğer, ciğer</text:span></text:p>
        <text:p text:style-name="P4">92 <text:span text:style-name="T1">пить </text:span><text:span text:style-name="T2">içmek</text:span></text:p>
        <text:p text:style-name="P4">93 <text:span text:style-name="T1">есть </text:span><text:span text:style-name="T2">yemek</text:span></text:p>
        <text:p text:style-name="P4">94 <text:span text:style-name="T1">кусать </text:span><text:span text:style-name="T2">ısırmak</text:span></text:p>
        <text:p text:style-name="P4">95 <text:span text:style-name="T1">сосать </text:span><text:span text:style-name="T2">emmek</text:span></text:p>
        <text:p text:style-name="P4">96 <text:span text:style-name="T1">плевать </text:span><text:span text:style-name="T2">tükürmek</text:span></text:p>
        <text:p text:style-name="P4">97 <text:span text:style-name="T1">блевать </text:span><text:span text:style-name="T2">kusmak</text:span></text:p>
        <text:p text:style-name="P4">98 <text:span text:style-name="T1">дуть </text:span><text:span text:style-name="T2">üflemek (о человеке), esmek (о ветре)</text:span></text:p>
        <text:p text:style-name="P4">99 <text:span text:style-name="T1">дышать </text:span><text:span text:style-name="T2">soluk almak, nefes almak</text:span></text:p>
        <text:p text:style-name="P4">100 <text:span text:style-name="T1">смеяться </text:span><text:span text:style-name="T2">gülmek</text:span></text:p>
        <text:p text:style-name="P4">101 <text:span text:style-name="T1">видеть </text:span><text:span text:style-name="T2">görmek</text:span></text:p>
        <text:p text:style-name="P4">102 <text:span text:style-name="T1">слышать </text:span><text:span text:style-name="T2">duymak, işitmek</text:span></text:p>
        <text:p text:style-name="P4">103 <text:span text:style-name="T1">знать </text:span><text:span text:style-name="T2">bilmek</text:span></text:p>
        <text:p text:style-name="P4">104 <text:span text:style-name="T1">думать </text:span><text:span text:style-name="T2">düşünmek</text:span></text:p>
        <text:p text:style-name="P4">105 <text:span text:style-name="T1">нюхать </text:span><text:span text:style-name="T2">koklamak</text:span></text:p>
        <text:p text:style-name="P4">106 <text:span text:style-name="T1">бояться </text:span><text:span text:style-name="T2">korkmak</text:span></text:p>
        <text:p text:style-name="P4">107 <text:span text:style-name="T1">спать </text:span><text:span text:style-name="T2">uyumak</text:span></text:p>
        <text:p text:style-name="P4">108 <text:span text:style-name="T1">жить </text:span><text:span text:style-name="T2">yaşamak</text:span></text:p>
        <text:p text:style-name="P4"><text:soft-page-break/>109 <text:span text:style-name="T1">умирать </text:span><text:span text:style-name="T2">ölmek</text:span></text:p>
        <text:p text:style-name="P4">110 <text:span text:style-name="T1">убивать </text:span><text:span text:style-name="T2">öldürmek</text:span></text:p>
        <text:p text:style-name="P4">111 <text:span text:style-name="T1">бороться </text:span><text:span text:style-name="T2">savaşmak</text:span></text:p>
        <text:p text:style-name="P4">112 <text:span text:style-name="T1">охотиться </text:span><text:span text:style-name="T2">avlamak</text:span></text:p>
        <text:p text:style-name="P4">113 <text:span text:style-name="T1">ударить </text:span><text:span text:style-name="T2">vurmak</text:span></text:p>
        <text:p text:style-name="P4">114 <text:span text:style-name="T1">резать </text:span><text:span text:style-name="T2">kesmek</text:span></text:p>
        <text:p text:style-name="P4">115 <text:span text:style-name="T1">разделить </text:span><text:span text:style-name="T2">yarmak (раскалывать), bölmek (делить)</text:span></text:p>
        <text:p text:style-name="P4">116 <text:span text:style-name="T1">колоть </text:span><text:span text:style-name="T2">bıçaklamak</text:span></text:p>
        <text:p text:style-name="P4">117 <text:span text:style-name="T1">царапать </text:span><text:span text:style-name="T2">çizmek</text:span></text:p>
        <text:p text:style-name="P4">118 <text:span text:style-name="T1">копать </text:span><text:span text:style-name="T2">kazmak</text:span></text:p>
        <text:p text:style-name="P4">119 <text:span text:style-name="T1">плавать </text:span><text:span text:style-name="T2">yüzmek</text:span></text:p>
        <text:p text:style-name="P4">120 <text:span text:style-name="T1">летать </text:span><text:span text:style-name="T2">uçmak</text:span></text:p>
        <text:p text:style-name="P4">121 <text:span text:style-name="T1">ходить </text:span><text:span text:style-name="T2">yürümek, gezmek</text:span></text:p>
        <text:p text:style-name="P4">122 <text:span text:style-name="T1">приходить </text:span><text:span text:style-name="T2">gelmek</text:span></text:p>
        <text:p text:style-name="P4">123 <text:span text:style-name="T1">лежать </text:span><text:span text:style-name="T2">yatmak</text:span></text:p>
        <text:p text:style-name="P4">124 <text:span text:style-name="T1">сидеть </text:span><text:span text:style-name="T2">oturmak</text:span></text:p>
        <text:p text:style-name="P4">125 <text:span text:style-name="T1">стоять </text:span><text:span text:style-name="T2">durmak</text:span></text:p>
        <text:p text:style-name="P4">126 <text:span text:style-name="T1">вертеть </text:span><text:span text:style-name="T2">çevirmek (вертеть, поворачивать), dönmek (поворачиваться)</text:span></text:p>
        <text:p text:style-name="P4">127 <text:span text:style-name="T1">падать </text:span><text:span text:style-name="T2">düşmek</text:span></text:p>
        <text:p text:style-name="P4">128 <text:span text:style-name="T1">давать </text:span><text:span text:style-name="T2">vermek</text:span></text:p>
        <text:p text:style-name="P4">129 <text:span text:style-name="T1">держать </text:span><text:span text:style-name="T2">tutmak</text:span></text:p>
        <text:p text:style-name="P4">130 <text:span text:style-name="T1">сжимать </text:span><text:span text:style-name="T2">sıkmak, kısmak (поджимать; смежать)</text:span></text:p>
        <text:p text:style-name="P4">131 <text:span text:style-name="T1">тереть </text:span><text:span text:style-name="T2">sürtmek</text:span></text:p>
        <text:p text:style-name="P4">132 <text:span text:style-name="T1">мыть </text:span><text:span text:style-name="T2">yıkamak</text:span></text:p>
        <text:p text:style-name="P4">133 <text:span text:style-name="T1">вытирать </text:span><text:span text:style-name="T2">silmek</text:span></text:p>
        <text:p text:style-name="P4">134 <text:span text:style-name="T1">тянуть </text:span><text:span text:style-name="T2">çekmek</text:span></text:p>
        <text:p text:style-name="P4">135 <text:span text:style-name="T1">толкать </text:span><text:span text:style-name="T2">itmek</text:span></text:p>
        <text:p text:style-name="P4">136 <text:span text:style-name="T1">бросать </text:span><text:span text:style-name="T2">atmak</text:span></text:p>
        <text:p text:style-name="P4">137 <text:span text:style-name="T1">вязать </text:span><text:span text:style-name="T2">bağlamak</text:span></text:p>
        <text:p text:style-name="P4">138 <text:span text:style-name="T1">шить </text:span><text:span text:style-name="T2">dikmek</text:span></text:p>
        <text:p text:style-name="P4">139 <text:span text:style-name="T1">считать </text:span><text:span text:style-name="T2">saymak</text:span></text:p>
        <text:p text:style-name="P4">140 <text:span text:style-name="T1">сказать </text:span><text:span text:style-name="T2">demek; söylemek</text:span></text:p>
        <text:p text:style-name="P4">141 <text:span text:style-name="T1">петь </text:span><text:span text:style-name="T2">şarkı söylemek</text:span></text:p>
        <text:p text:style-name="P4">142 <text:span text:style-name="T1">играть </text:span><text:span text:style-name="T2">oynamak</text:span></text:p>
        <text:p text:style-name="P4">143 <text:span text:style-name="T1">плыть </text:span><text:span text:style-name="T2">yüzmek</text:span></text:p>
        <text:p text:style-name="P4">144 <text:span text:style-name="T1">течь </text:span><text:span text:style-name="T2">akmak</text:span></text:p>
        <text:p text:style-name="P4">145 <text:span text:style-name="T1">замерзать </text:span><text:span text:style-name="T2">donmak</text:span></text:p>
        <text:p text:style-name="P4">146 <text:span text:style-name="T1">пухнуть </text:span><text:span text:style-name="T2">şişmek</text:span></text:p>
        <text:p text:style-name="P4">147 <text:span text:style-name="T1">солнце </text:span><text:span text:style-name="T2">güneş</text:span></text:p>
        <text:p text:style-name="P4">148 <text:span text:style-name="T1">луна </text:span><text:span text:style-name="T2">ay</text:span></text:p>
        <text:p text:style-name="P4">149 <text:span text:style-name="T1">звезда </text:span><text:span text:style-name="T2">yıldız</text:span></text:p>
        <text:p text:style-name="P4">150 <text:span text:style-name="T1">вода </text:span><text:span text:style-name="T2">su</text:span></text:p>
        <text:p text:style-name="P4">151 <text:span text:style-name="T1">дождь </text:span><text:span text:style-name="T2">yağmur</text:span></text:p>
        <text:p text:style-name="P4">152 <text:span text:style-name="T1">река </text:span><text:span text:style-name="T2">nehir, ırmak</text:span></text:p>
        <text:p text:style-name="P4">153 <text:span text:style-name="T1">озеро </text:span><text:span text:style-name="T2">göl</text:span></text:p>
        <text:p text:style-name="P4">154 <text:span text:style-name="T1">море </text:span><text:span text:style-name="T2">deniz</text:span></text:p>
        <text:p text:style-name="P4">155 <text:span text:style-name="T1">соль </text:span><text:span text:style-name="T2">tuz</text:span></text:p>
        <text:p text:style-name="P4">156 <text:span text:style-name="T1">камень </text:span><text:span text:style-name="T2">taş</text:span></text:p>
        <text:p text:style-name="P4">157 <text:span text:style-name="T1">песок </text:span><text:span text:style-name="T2">kum</text:span></text:p>
        <text:p text:style-name="P4">158 <text:span text:style-name="T1">пыль </text:span><text:span text:style-name="T2">toz</text:span></text:p>
        <text:p text:style-name="P4">159 <text:span text:style-name="T1">земля </text:span><text:span text:style-name="T2">toprak</text:span></text:p>
        <text:p text:style-name="P4">160 <text:span text:style-name="T1">облако </text:span><text:span text:style-name="T2">bulut</text:span></text:p>
        <text:p text:style-name="P4">161 <text:span text:style-name="T1">туман </text:span><text:span text:style-name="T2">sis, duman</text:span></text:p>
        <text:p text:style-name="P4">162 <text:span text:style-name="T1">небо </text:span><text:span text:style-name="T2">gök, gökyüzü</text:span></text:p>
        <text:p text:style-name="P4">163 <text:span text:style-name="T1">ветер </text:span><text:span text:style-name="T2">rüzgâr, yel</text:span></text:p>
        <text:p text:style-name="P4">164 <text:span text:style-name="T1">снег </text:span><text:span text:style-name="T2">kar</text:span></text:p>
        <text:p text:style-name="P4">165 <text:span text:style-name="T1">лёд </text:span><text:span text:style-name="T2">buz</text:span></text:p>
        <text:p text:style-name="P4">166 <text:span text:style-name="T1">дым </text:span><text:span text:style-name="T2">duman</text:span></text:p>
        <text:p text:style-name="P4">167 <text:span text:style-name="T1">огонь </text:span><text:span text:style-name="T2">ateş, alev, ot</text:span></text:p>
        <text:p text:style-name="P4">168 <text:span text:style-name="T1">зола </text:span><text:span text:style-name="T2">kül</text:span></text:p>
        <text:p text:style-name="P4">169 <text:span text:style-name="T1">гореть </text:span><text:span text:style-name="T2">yanmak</text:span></text:p>
        <text:p text:style-name="P4">170 <text:span text:style-name="T1">дорога </text:span><text:span text:style-name="T2">yol</text:span></text:p>
        <text:p text:style-name="P4">171 <text:span text:style-name="T1">гора </text:span><text:span text:style-name="T2">dağ</text:span></text:p>
        <text:p text:style-name="P4">172 <text:span text:style-name="T1">красный </text:span><text:span text:style-name="T2">kırmızı, kızıl</text:span></text:p>
        <text:p text:style-name="P4">173 <text:span text:style-name="T1">зелёный </text:span><text:span text:style-name="T2">yeşil</text:span></text:p>
        <text:p text:style-name="P4">174 <text:span text:style-name="T1">жёлтый </text:span><text:span text:style-name="T2">sarı</text:span></text:p>
        <text:p text:style-name="P4">175 <text:span text:style-name="T1">белый </text:span><text:span text:style-name="T2">beyaz, ak</text:span></text:p>
        <text:p text:style-name="P4">176 <text:span text:style-name="T1">чёрный </text:span><text:span text:style-name="T2">siyah, kara</text:span></text:p>
        <text:p text:style-name="P4">177 <text:span text:style-name="T1">ночь </text:span><text:span text:style-name="T2">gece</text:span></text:p>
        <text:p text:style-name="P4">178 <text:span text:style-name="T1">день </text:span><text:span text:style-name="T2">gün (сутки), gündüz (время суток)</text:span></text:p>
        <text:p text:style-name="P4">179 <text:span text:style-name="T1">год </text:span><text:span text:style-name="T2">yıl, sene</text:span></text:p>
        <text:p text:style-name="P4">180 <text:span text:style-name="T1">тёплый </text:span><text:span text:style-name="T2">ılık, sıcak</text:span></text:p>
        <text:p text:style-name="P4">181 <text:span text:style-name="T1">холодный </text:span><text:span text:style-name="T2">soğuk</text:span></text:p>
        <text:p text:style-name="P4">182 <text:span text:style-name="T1">полный </text:span><text:span text:style-name="T2">dolu</text:span></text:p>
        <text:p text:style-name="P4">183 <text:span text:style-name="T1">новый </text:span><text:span text:style-name="T2">yeni</text:span></text:p>
        <text:p text:style-name="P4">184 <text:span text:style-name="T1">старый </text:span><text:span text:style-name="T2">eski (о вещи); yaşlı, ihtiyar (о человеке)</text:span></text:p>
        <text:p text:style-name="P4">185 <text:span text:style-name="T1">хороший </text:span><text:span text:style-name="T2">iyi; yahşi</text:span></text:p>
        <text:p text:style-name="P4">186 <text:span text:style-name="T1">плохой </text:span><text:span text:style-name="T2">kötü, fena; yaman</text:span></text:p>
        <text:p text:style-name="P4">187 <text:span text:style-name="T1">гнилой </text:span><text:span text:style-name="T2">çürük</text:span></text:p>
        <text:p text:style-name="P4">188 <text:span text:style-name="T1">грязный </text:span><text:span text:style-name="T2">kirli</text:span></text:p>
        <text:p text:style-name="P4">189 <text:span text:style-name="T1">прямой </text:span><text:span text:style-name="T2">düz</text:span></text:p>
        <text:p text:style-name="P4">190 <text:span text:style-name="T1">круглый </text:span><text:span text:style-name="T2">yuvarlak</text:span></text:p>
        <text:p text:style-name="P4">191 <text:span text:style-name="T1">острый </text:span><text:span text:style-name="T2">keskin</text:span></text:p>
        <text:p text:style-name="P4">192 <text:span text:style-name="T1">тупой </text:span><text:span text:style-name="T2">küt, kör</text:span></text:p>
        <text:p text:style-name="P4">193 <text:span text:style-name="T1">гладкий </text:span><text:span text:style-name="T2">düz</text:span></text:p>
        <text:p text:style-name="P4">194 <text:span text:style-name="T1">мокрый </text:span><text:span text:style-name="T2">ıslak, yaş, nemli</text:span></text:p>
        <text:p text:style-name="P4">195 <text:span text:style-name="T1">сухой </text:span><text:span text:style-name="T2">kuru, kurak (засушливый)</text:span></text:p>
        <text:p text:style-name="P4">196 <text:span text:style-name="T1">правильный </text:span><text:span text:style-name="T2">doğru</text:span></text:p>
        <text:p text:style-name="P4">197 <text:span text:style-name="T1">близкий </text:span><text:span text:style-name="T2">yakın</text:span></text:p>
        <text:p text:style-name="P4">198 <text:span text:style-name="T1">далёкий </text:span><text:span text:style-name="T2">uzak</text:span></text:p>
        <text:p text:style-name="P4">199 <text:span text:style-name="T1">правый </text:span><text:span text:style-name="T2">sağ</text:span></text:p>
        <text:p text:style-name="P4">200 <text:span text:style-name="T1">левый </text:span><text:span text:style-name="T2">sol</text:span></text:p>
        <text:p text:style-name="P4">201 <text:span text:style-name="T1">на (чём-то) </text:span><text:span text:style-name="T2">-da/-de/-ta/-te, üstünde, üzerinde</text:span></text:p>
        <text:p text:style-name="P4">202 <text:span text:style-name="T1">в (чём-то) </text:span><text:span text:style-name="T2">-da/-de/-ta/-te, içinde</text:span></text:p>
        <text:p text:style-name="P4">203 <text:span text:style-name="T1">с (чем-то) </text:span><text:span text:style-name="T2">ile, -la/-le, -yla/-yle (диал. ilen, -lan/-len, -ylan/-ylen)</text:span></text:p>
        <text:p text:style-name="P4">204 <text:span text:style-name="T1">и </text:span><text:span text:style-name="T2">ve; da/de; hem, hem de; ile</text:span></text:p>
        <text:p text:style-name="P4">205 <text:span text:style-name="T1">если </text:span><text:span text:style-name="T2">ise, -sa/-se, eğer, şayet</text:span></text:p>
        <text:p text:style-name="P4">206 <text:span text:style-name="T1">потому что </text:span><text:span text:style-name="T2">çünkü</text:span></text:p>
        <text:p text:style-name="P4">207 <text:span text:style-name="T1">имя </text:span><text:span text:style-name="T2">isim, ad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Helvetica LT Std" svg:font-family="'Helvetica LT Std'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Times New Roman" fo:font-size="12pt" fo:language="la" fo:country="VA" style:letter-kerning="true" style:font-name-asian="DejaVu Sans" style:font-size-asian="10.5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Arial1" style:font-family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imes New Roman1" style:font-family-complex="'Times New Roma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mes New Roman1" style:font-family-complex="'Times New Roma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1" style:font-family-complex="'Times New Roman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fo:background-color="transparent" style:writing-mode="lr-tb" draw:fill="none" draw:fill-color="#99ccff" style:footnote-max-height="0in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Щ*ДЕ? эжщшп</meta:initial-creator>
    <meta:creation-date>2017-08-28T20:44:41</meta:creation-date>
    <meta:generator>LibreOffice/5.1.6.2$Linux_X86_64 LibreOffice_project/10m0$Build-2</meta:generator>
    <dc:date>2018-01-26T05:59:52.002833302</dc:date>
    <meta:editing-duration>PT23H36M5S</meta:editing-duration>
    <meta:editing-cycles>17</meta:editing-cycles>
    <meta:document-statistic meta:table-count="1" meta:image-count="0" meta:object-count="0" meta:page-count="3" meta:paragraph-count="339" meta:word-count="878" meta:character-count="4515" meta:non-whitespace-character-count="3976"/>
  </office:meta>
</office:document-meta>
</file>